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fadd" officeooo:paragraph-rsid="0006fadd"/>
    </style:style>
    <style:style style:name="P2" style:family="paragraph" style:parent-style-name="Standard">
      <style:text-properties officeooo:rsid="0006fadd" officeooo:paragraph-rsid="0007857e"/>
    </style:style>
    <style:style style:name="P3" style:family="paragraph" style:parent-style-name="Standard">
      <style:text-properties officeooo:rsid="0006fadd" officeooo:paragraph-rsid="000b2acd"/>
    </style:style>
    <style:style style:name="P4" style:family="paragraph" style:parent-style-name="Standard">
      <style:text-properties officeooo:rsid="0006fadd" officeooo:paragraph-rsid="0011c4f4"/>
    </style:style>
    <style:style style:name="P5" style:family="paragraph" style:parent-style-name="Standard">
      <style:text-properties officeooo:rsid="0006fadd" officeooo:paragraph-rsid="002517aa"/>
    </style:style>
    <style:style style:name="P6" style:family="paragraph" style:parent-style-name="Standard">
      <style:text-properties officeooo:rsid="0006fadd" officeooo:paragraph-rsid="0006fadd"/>
    </style:style>
    <style:style style:name="T1" style:family="text">
      <style:text-properties officeooo:rsid="0007857e"/>
    </style:style>
    <style:style style:name="T2" style:family="text">
      <style:text-properties officeooo:rsid="000b2acd"/>
    </style:style>
    <style:style style:name="T3" style:family="text">
      <style:text-properties officeooo:rsid="000c9f8f"/>
    </style:style>
    <style:style style:name="T4" style:family="text">
      <style:text-properties officeooo:rsid="000d042e"/>
    </style:style>
    <style:style style:name="T5" style:family="text">
      <style:text-properties officeooo:rsid="000de476"/>
    </style:style>
    <style:style style:name="T6" style:family="text">
      <style:text-properties officeooo:rsid="000f74e2"/>
    </style:style>
    <style:style style:name="T7" style:family="text">
      <style:text-properties officeooo:rsid="0010a932"/>
    </style:style>
    <style:style style:name="T8" style:family="text">
      <style:text-properties officeooo:rsid="00116079"/>
    </style:style>
    <style:style style:name="T9" style:family="text">
      <style:text-properties officeooo:rsid="00117385"/>
    </style:style>
    <style:style style:name="T10" style:family="text">
      <style:text-properties officeooo:rsid="0011c4f4"/>
    </style:style>
    <style:style style:name="T11" style:family="text">
      <style:text-properties officeooo:rsid="001266db"/>
    </style:style>
    <style:style style:name="T12" style:family="text">
      <style:text-properties officeooo:rsid="0012b735"/>
    </style:style>
    <style:style style:name="T13" style:family="text">
      <style:text-properties officeooo:rsid="00133e69"/>
    </style:style>
    <style:style style:name="T14" style:family="text">
      <style:text-properties officeooo:rsid="00158cc7"/>
    </style:style>
    <style:style style:name="T15" style:family="text">
      <style:text-properties officeooo:rsid="00178cc7"/>
    </style:style>
    <style:style style:name="T16" style:family="text">
      <style:text-properties officeooo:rsid="001918ec"/>
    </style:style>
    <style:style style:name="T17" style:family="text">
      <style:text-properties officeooo:rsid="001afa0f"/>
    </style:style>
    <style:style style:name="T18" style:family="text">
      <style:text-properties officeooo:rsid="001b90d0"/>
    </style:style>
    <style:style style:name="T19" style:family="text">
      <style:text-properties officeooo:rsid="001e81fb"/>
    </style:style>
    <style:style style:name="T20" style:family="text">
      <style:text-properties officeooo:rsid="00209081"/>
    </style:style>
    <style:style style:name="T21" style:family="text">
      <style:text-properties officeooo:rsid="0020d397"/>
    </style:style>
    <style:style style:name="T22" style:family="text">
      <style:text-properties officeooo:rsid="002189b3"/>
    </style:style>
    <style:style style:name="T23" style:family="text">
      <style:text-properties officeooo:rsid="00238483"/>
    </style:style>
    <style:style style:name="T24" style:family="text">
      <style:text-properties officeooo:rsid="002517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367_600488481"/><text:bookmark-start text:name="__DdeLink__462_600488481"/>K<text:span text:style-name="T11">ucu</text:span>K <text:span text:style-name="T11">s</text:span>EYLERE <text:span text:style-name="T11">G</text:span>ERE<text:span text:style-name="T11">g</text:span>iNDEN <text:span text:style-name="T12">cO</text:span>K <text:span text:style-name="T12">o</text:span>NEM VERENLER, ELiNDEN BuYuK i<text:span text:style-name="T12">s</text:span> <text:span text:style-name="T11">G</text:span>ELMEYENLERDiR. (EF<text:span text:style-name="T11">L</text:span>AT<text:span text:style-name="T11">U</text:span>N)<text:bookmark-end text:name="__DdeLink__367_600488481"/><text:bookmark-end text:name="__DdeLink__462_600488481"/> </text:p>
      <text:p text:style-name="P1"/>
      <text:p text:style-name="P1"><text:bookmark-start text:name="__DdeLink__369_600488481"/><text:bookmark-start text:name="__DdeLink__464_600488481"/><text:span text:style-name="T12">o</text:span>N<text:span text:style-name="T12">C</text:span>E DO<text:span text:style-name="T12">g</text:span>RUYU BiLMEK GEREKiR. DOgRU BiLiNiR<text:span text:style-name="T12">S</text:span>E YANL<text:span text:style-name="T12">I</text:span>s DA BiLiNiR; AMA oNCE YANL<text:span text:style-name="T12">I</text:span>s BiLiNiR<text:span text:style-name="T12">S</text:span>E DOgRUYA ULAs<text:span text:style-name="T12">I</text:span>LAMAZ. (FARABi)<text:bookmark-end text:name="__DdeLink__369_600488481"/><text:bookmark-end text:name="__DdeLink__464_600488481"/> </text:p>
      <text:p text:style-name="P1"/>
      <text:p text:style-name="P1"><text:bookmark-start text:name="__DdeLink__371_600488481"/><text:bookmark-start text:name="__DdeLink__466_600488481"/>SORUMLULUgUNU TAs<text:span text:style-name="T12">I</text:span>YACAg<text:span text:style-name="T12">I</text:span>N FiKRiN ADAM<text:span text:style-name="T12">I</text:span> OL. (AHMET HAMDi TANP<text:span text:style-name="T12">I</text:span>NAR)<text:bookmark-end text:name="__DdeLink__371_600488481"/><text:bookmark-end text:name="__DdeLink__466_600488481"/> </text:p>
      <text:p text:style-name="P1"/>
      <text:p text:style-name="P1"><text:bookmark-start text:name="__DdeLink__373_600488481"/><text:bookmark-start text:name="__DdeLink__468_600488481"/>YERiNDE <text:span text:style-name="T12">S</text:span>oZ <text:span text:style-name="T12">S</text:span>oYLEYEN, oZuR DiLEMEK ZORUNDA KALMAZ. (FATiH SULTAN MEHMET)<text:bookmark-end text:name="__DdeLink__373_600488481"/><text:bookmark-end text:name="__DdeLink__468_600488481"/> </text:p>
      <text:p text:style-name="P1"/>
      <text:p text:style-name="P1"><text:bookmark-start text:name="__DdeLink__375_600488481"/><text:bookmark-start text:name="__DdeLink__470_600488481"/>ZAMAN<text:span text:style-name="T12">I</text:span>NDA BiR AD<text:span text:style-name="T12">I</text:span>M ATMAYAN TEMBE<text:span text:style-name="T1">L</text:span>, <text:span text:style-name="T12">S</text:span>ONRADAN YuZ AD<text:span text:style-name="T12">I</text:span>M ATMAK ZORUNDA KA<text:span text:style-name="T1">LI</text:span>R. (G<text:span text:style-name="T12">I</text:span>OV<text:span text:style-name="T12">I</text:span>O)<text:bookmark-end text:name="__DdeLink__375_600488481"/><text:bookmark-end text:name="__DdeLink__470_600488481"/> </text:p>
      <text:p text:style-name="P1"/>
      <text:p text:style-name="P1"><text:bookmark-start text:name="__DdeLink__377_600488481"/><text:bookmark-start text:name="__DdeLink__472_600488481"/>KARAN<text:span text:style-name="T1">LI</text:span>gA KuFRETMEKTEN<text:span text:style-name="T13">S</text:span>E, BiR Ku<text:span text:style-name="T13">c</text:span>uK <text:span text:style-name="T13">I</text:span>s<text:span text:style-name="T13">I</text:span>K YAK<text:span text:style-name="T13">I</text:span>N. <text:span text:style-name="T1">D</text:span>AHA iYi EDER<text:span text:style-name="T13">S</text:span>iNiZ. (ANDRE <text:span text:style-name="T1">G</text:span>iDE)<text:bookmark-end text:name="__DdeLink__377_600488481"/><text:bookmark-end text:name="__DdeLink__472_600488481"/> </text:p>
      <text:p text:style-name="P1"/>
      <text:p text:style-name="P1"><text:bookmark-start text:name="__DdeLink__379_600488481"/><text:bookmark-start text:name="__DdeLink__474_600488481"/>KiBiR BE<text:span text:style-name="T1">L</text:span>E BAg<text:span text:style-name="T1">L</text:span>ANAN TAs GiBiDiR. <text:span text:style-name="T1">O</text:span>NUN<text:span text:style-name="T1">L</text:span>A NE YuZu<text:span text:style-name="T1">L</text:span>uR, NE DE U<text:span text:style-name="T13">c</text:span>U<text:span text:style-name="T1">L</text:span>UR. (HAC<text:span text:style-name="T13">I</text:span> <text:span text:style-name="T1">B</text:span>AYRAM-<text:span text:style-name="T13">I</text:span> <text:span text:style-name="T1">VEL</text:span>i)<text:bookmark-end text:name="__DdeLink__379_600488481"/><text:bookmark-end text:name="__DdeLink__474_600488481"/> </text:p>
      <text:p text:style-name="P1"/>
      <text:p text:style-name="P1"><text:bookmark-start text:name="__DdeLink__381_600488481"/><text:bookmark-start text:name="__DdeLink__476_600488481"/>KURNAZ iN<text:span text:style-name="T13">S</text:span>AN<text:span text:style-name="T1">L</text:span>AR OKUMAY<text:span text:style-name="T13">I</text:span> Ku<text:span text:style-name="T13">c</text:span>uM<text:span text:style-name="T13">S</text:span>ER<text:span text:style-name="T1">L</text:span>ER; BA<text:span text:style-name="T13">S</text:span>iT iN<text:span text:style-name="T13">S</text:span>AN<text:span text:style-name="T1">L</text:span>AR ONA HAYRAN O<text:span text:style-name="T1">L</text:span>UR<text:span text:style-name="T1">L</text:span>AR; AK<text:span text:style-name="T13">ILLI</text:span> iN<text:span text:style-name="T13">S</text:span>AN<text:span text:style-name="T1">L</text:span>AR i<text:span text:style-name="T13">S</text:span>E ONDAN FAYDA<text:span text:style-name="T1">L</text:span>AN<text:span text:style-name="T13">I</text:span>R<text:span text:style-name="T1">L</text:span>AR. (FRANCi<text:span text:style-name="T13">S</text:span> <text:span text:style-name="T1">B</text:span>ACON)<text:bookmark-end text:name="__DdeLink__381_600488481"/><text:bookmark-end text:name="__DdeLink__476_600488481"/> </text:p>
      <text:p text:style-name="P1"/>
      <text:p text:style-name="P1"><text:bookmark-start text:name="__DdeLink__383_600488481"/><text:bookmark-start text:name="__DdeLink__387_600488481"/><text:bookmark-start text:name="__DdeLink__478_600488481"/><text:span text:style-name="T13">i</text:span>NAND<text:span text:style-name="T13">I</text:span>g<text:span text:style-name="T13">I</text:span>N<text:span text:style-name="T13">I</text:span>Z GiBi YAsAMAZ<text:span text:style-name="T13">S</text:span>AN<text:span text:style-name="T13">I</text:span>Z YAsAD<text:span text:style-name="T13">I</text:span>g<text:span text:style-name="T13">I</text:span>N<text:span text:style-name="T13">I</text:span>Z GiBi iNANMAYA <text:span text:style-name="T2">BAsLARSINIZ.</text:span> <text:span text:style-name="T2">(</text:span>HZ. <text:span text:style-name="T2">o</text:span>MER R.A.)<text:bookmark-end text:name="__DdeLink__383_600488481"/><text:bookmark-end text:name="__DdeLink__387_600488481"/><text:bookmark-end text:name="__DdeLink__478_600488481"/> </text:p>
      <text:p text:style-name="P1"/>
      <text:p text:style-name="P1"><text:bookmark-start text:name="__DdeLink__385_600488481"/><text:bookmark-start text:name="__DdeLink__480_600488481"/><text:span text:style-name="T13">i</text:span>Yi O<text:span text:style-name="T2">L</text:span>AN TEK sEY Bi<text:span text:style-name="T2">L</text:span>Gi VE KoTu O<text:span text:style-name="T2">L</text:span>AN TEK sEY DE CEHA<text:span text:style-name="T2">L</text:span>ETTiR. (SOKRAT<text:span text:style-name="T13">ES</text:span>)<text:bookmark-end text:name="__DdeLink__385_600488481"/><text:bookmark-end text:name="__DdeLink__480_600488481"/> </text:p>
      <text:p text:style-name="P1"/>
      <text:p text:style-name="P1"><text:bookmark-start text:name="__DdeLink__1681_1896407750"/><text:bookmark-start text:name="__DdeLink__389_600488481"/><text:span text:style-name="T13">i</text:span>Yi<text:span text:style-name="T2">L</text:span>igE GuCuN YETMEZ<text:span text:style-name="T13">S</text:span>E, BARi KoTu<text:span text:style-name="T2">L</text:span>uK YAPMA. (FERiD<text:span text:style-name="T2">u</text:span>DDiN <text:span text:style-name="T2">A</text:span>TTAR)<text:bookmark-end text:name="__DdeLink__1681_1896407750"/><text:bookmark-end text:name="__DdeLink__389_600488481"/> </text:p>
      <text:p text:style-name="P1"/>
      <text:p text:style-name="P1"><text:bookmark-start text:name="__DdeLink__1683_1896407750"/><text:bookmark-start text:name="__DdeLink__391_600488481"/><text:span text:style-name="T13">i</text:span>Ki NiMET VARD<text:span text:style-name="T13">I</text:span>R Ki iN<text:span text:style-name="T13">S</text:span>AN<text:span text:style-name="T2">L</text:span>AR ON<text:span text:style-name="T2">L</text:span>AR<text:span text:style-name="T13">I</text:span>N K<text:span text:style-name="T13">I</text:span>YMETiNi HAKK<text:span text:style-name="T13">I</text:span>Y<text:span text:style-name="T2">L</text:span>A TAKDiR EDEMEZ<text:span text:style-name="T2">L</text:span>ER. <text:span text:style-name="T2">O</text:span>N<text:span text:style-name="T2">L</text:span>ARDAN BiRi <text:span text:style-name="T13">S</text:span>A<text:span text:style-name="T13">g</text:span>L<text:span text:style-name="T13">I</text:span>K, DigERi DE BOs VAKiTTiR. (HADi<text:span text:style-name="T13">S</text:span>-i <text:span text:style-name="T2">s</text:span>ERiF)<text:bookmark-end text:name="__DdeLink__1683_1896407750"/><text:bookmark-end text:name="__DdeLink__391_600488481"/> </text:p>
      <text:p text:style-name="P1"/>
      <text:p text:style-name="P1"><text:bookmark-start text:name="__DdeLink__1685_1896407750"/><text:bookmark-start text:name="__DdeLink__393_600488481"/>KU<text:span text:style-name="T2">L</text:span>A BE<text:span text:style-name="T2">L</text:span>A GE<text:span text:style-name="T2">L</text:span>MEZ, HAK YAZMAD<text:span text:style-name="T13">I</text:span>K<text:span text:style-name="T13">c</text:span>A; HAK BE<text:span text:style-name="T2">L</text:span>A YAZMAZ, KU<text:span text:style-name="T2">L</text:span> AZMAD<text:span text:style-name="T13">I</text:span>K<text:span text:style-name="T13">c</text:span>A...<text:bookmark-end text:name="__DdeLink__1685_1896407750"/><text:bookmark-end text:name="__DdeLink__393_600488481"/> </text:p>
      <text:p text:style-name="P1"/>
      <text:p text:style-name="P1"><text:bookmark-start text:name="__DdeLink__1687_1896407750"/><text:bookmark-start text:name="__DdeLink__395_600488481"/>GuZE<text:span text:style-name="T3">L</text:span> KONUsMAN<text:span text:style-name="T13">I</text:span>N <text:span text:style-name="T13">SI</text:span>RR<text:span text:style-name="T13">I</text:span>, <text:span text:style-name="T3">L</text:span>uZUM<text:span text:style-name="T13">S</text:span>UZ <text:span text:style-name="T13">S</text:span>oZ<text:span text:style-name="T3">L</text:span>ERi TERK ETMEKTiR. (HZ. EBUBEKiR)<text:bookmark-end text:name="__DdeLink__1687_1896407750"/><text:bookmark-end text:name="__DdeLink__395_600488481"/> </text:p>
      <text:p text:style-name="P1"/>
      <text:p text:style-name="P1"><text:bookmark-start text:name="__DdeLink__1689_1896407750"/><text:bookmark-start text:name="__DdeLink__397_600488481"/>EN iYi NA<text:span text:style-name="T13">S</text:span>iHAT, iYi oRNEK O<text:span text:style-name="T3">L</text:span>MAKT<text:span text:style-name="T13">I</text:span>R. (MA<text:span text:style-name="T13">L</text:span>CO<text:span text:style-name="T13">L</text:span>M X)<text:bookmark-end text:name="__DdeLink__1689_1896407750"/><text:bookmark-end text:name="__DdeLink__397_600488481"/> </text:p>
      <text:p text:style-name="P1"/>
      <text:p text:style-name="P1"><text:bookmark-start text:name="__DdeLink__1691_1896407750"/><text:bookmark-start text:name="__DdeLink__399_600488481"/><text:bookmark-start text:name="__DdeLink__409_600488481"/>HANi DER<text:span text:style-name="T3">L</text:span>ER YA, BEN <text:span text:style-name="T14">S</text:span>EN<text:span text:style-name="T14">S</text:span>iZ YAsAYAMAM DiYE... <text:span text:style-name="T15">i</text:span>sTE BEN ON<text:span text:style-name="T3">L</text:span>ARDAN DEgi<text:span text:style-name="T3">L</text:span>iM. <text:span text:style-name="T3">B</text:span>EN <text:span text:style-name="T14">S</text:span>EN<text:span text:style-name="T14">S</text:span>iZ DE YAsAR<text:span text:style-name="T14">I</text:span>M AMA <text:span text:style-name="T14">S</text:span>ENiN<text:span text:style-name="T3">L</text:span>E BiR BAsKA YAsAR<text:span text:style-name="T14">I</text:span>M. (NAZ<text:span text:style-name="T14">I</text:span>M HiKMET)<text:bookmark-end text:name="__DdeLink__1691_1896407750"/><text:bookmark-end text:name="__DdeLink__399_600488481"/><text:bookmark-end text:name="__DdeLink__409_600488481"/> </text:p>
      <text:p text:style-name="P1"/>
      <text:p text:style-name="P1"><text:bookmark-start text:name="__DdeLink__1693_1896407750"/><text:bookmark-start text:name="__DdeLink__401_600488481"/>YAsAMAK BiR AgA<text:span text:style-name="T14">c</text:span> GiBi TEK VE HuR, VE BiR ORMAN GiBi KARDEs<text:span text:style-name="T15">C</text:span>E<text:span text:style-name="T14">S</text:span>iNE... (NAZ<text:span text:style-name="T14">I</text:span>M HiKMET)<text:bookmark-end text:name="__DdeLink__1693_1896407750"/><text:bookmark-end text:name="__DdeLink__401_600488481"/> </text:p>
      <text:p text:style-name="P1"/>
      <text:p text:style-name="P1"><text:bookmark-start text:name="__DdeLink__1695_1896407750"/><text:bookmark-start text:name="__DdeLink__403_600488481"/><text:span text:style-name="T14">i</text:span>Ki iN<text:span text:style-name="T14">S</text:span>AN <text:span text:style-name="T14">c</text:span>EsiDi VARD<text:span text:style-name="T14">I</text:span>R: ZAMAN GE<text:span text:style-name="T14">c</text:span>TiK<text:span text:style-name="T14">c</text:span>E HATA<text:span text:style-name="T4">L</text:span>AR<text:span text:style-name="T14">I</text:span>Y<text:span text:style-name="T4">L</text:span>A YuZ<text:span text:style-name="T4">L</text:span>EsEN <text:span text:style-name="T4">VE</text:span> ZAMAN GE<text:span text:style-name="T14">c</text:span>TiK<text:span text:style-name="T14">c</text:span>E YuZ<text:span text:style-name="T14">S</text:span>uZ<text:span text:style-name="T4">L</text:span>EsEN... (MEHMET AKiF ER<text:span text:style-name="T14">S</text:span>OY)<text:bookmark-end text:name="__DdeLink__1695_1896407750"/><text:bookmark-end text:name="__DdeLink__403_600488481"/> </text:p>
      <text:p text:style-name="P1"/>
      <text:p text:style-name="P1"><text:bookmark-start text:name="__DdeLink__1697_1896407750"/><text:bookmark-start text:name="__DdeLink__405_600488481"/>NA<text:span text:style-name="T14">S</text:span>iBiNDE VAR<text:span text:style-name="T14">S</text:span>A A<text:span text:style-name="T5">LI</text:span>R<text:span text:style-name="T14">SI</text:span>N KAR<text:span text:style-name="T14">I</text:span>NCADAN Bi<text:span text:style-name="T5">L</text:span>E DER<text:span text:style-name="T14">S</text:span>. NA<text:span text:style-name="T14">S</text:span>iBiNDE YOK<text:span text:style-name="T14">S</text:span>A BuTuN CiHAN oNuNE <text:span text:style-name="T14">S</text:span>ERi<text:span text:style-name="T5">LS</text:span>E <text:span text:style-name="T14">S</text:span>ANA TER<text:span text:style-name="T14">S</text:span>. (MEVLANA)<text:bookmark-end text:name="__DdeLink__1697_1896407750"/><text:bookmark-end text:name="__DdeLink__405_600488481"/> </text:p>
      <text:p text:style-name="P1"/>
      <text:p text:style-name="P1"><text:bookmark-start text:name="__DdeLink__1699_1896407750"/><text:bookmark-start text:name="__DdeLink__407_600488481"/>EY <text:span text:style-name="T5">M</text:span>u<text:span text:style-name="T14">SL</text:span>uMAN, EDEP NEDiR DiYE <text:span text:style-name="T14">S</text:span>ORAR<text:span text:style-name="T14">S</text:span>AN Bi<text:span text:style-name="T5">L</text:span> Ki EDEP, HER EDEP<text:span text:style-name="T14">S</text:span>iZiN EDEP<text:span text:style-name="T14">S</text:span>iZ<text:span text:style-name="T5">L</text:span>igiNE KAT<text:span text:style-name="T5">L</text:span>ANMAKT<text:span text:style-name="T14">I</text:span>R. (MEVLANA)<text:bookmark-end text:name="__DdeLink__1699_1896407750"/><text:bookmark-end text:name="__DdeLink__407_600488481"/> </text:p>
      <text:p text:style-name="P1"/>
      <text:p text:style-name="P1"><text:bookmark-start text:name="__DdeLink__1701_1896407750"/><text:bookmark-start text:name="__DdeLink__411_600488481"/>AK<text:span text:style-name="T5">LI</text:span>N VAR<text:span text:style-name="T16">S</text:span>A BiR BAsKA AK<text:span text:style-name="T16">ILL</text:span>A DO<text:span text:style-name="T16">S</text:span>T O<text:span text:style-name="T5">L</text:span> DA, is<text:span text:style-name="T5">L</text:span>ERiNi DAN<text:span text:style-name="T16">I</text:span>sARAK YAP. (MEVLANA)<text:bookmark-end text:name="__DdeLink__1701_1896407750"/> <text:bookmark-end text:name="__DdeLink__411_600488481"/></text:p>
      <text:p text:style-name="P1"/>
      <text:p text:style-name="P1"><text:bookmark-start text:name="__DdeLink__1703_1896407750"/><text:bookmark-start text:name="__DdeLink__413_600488481"/><text:span text:style-name="T16">i</text:span>N<text:span text:style-name="T16">S</text:span>AN DO<text:span text:style-name="T16">S</text:span>TUNUN HUYUNU A<text:span text:style-name="T5">LI</text:span>R. (MEVLANA)<text:bookmark-end text:name="__DdeLink__1703_1896407750"/><text:bookmark-end text:name="__DdeLink__413_600488481"/> </text:p>
      <text:p text:style-name="P1"/>
      <text:p text:style-name="P2"><text:bookmark-start text:name="__DdeLink__1705_1896407750"/><text:bookmark-start text:name="__DdeLink__415_600488481"/>KU<text:span text:style-name="T16">S</text:span>UR<text:span text:style-name="T16">S</text:span>UZ DO<text:span text:style-name="T16">S</text:span>T ARAYAN DO<text:span text:style-name="T16">S</text:span>T<text:span text:style-name="T16">S</text:span>UZ KA<text:span text:style-name="T1">LI</text:span>R. (MEV<text:span text:style-name="T1">L</text:span>ANA)<text:bookmark-end text:name="__DdeLink__1705_1896407750"/><text:bookmark-end text:name="__DdeLink__415_600488481"/> </text:p>
      <text:p text:style-name="P1"/>
      <text:p text:style-name="P3"><text:bookmark-start text:name="__DdeLink__1707_1896407750"/><text:bookmark-start text:name="__DdeLink__417_600488481"/>YA O<text:span text:style-name="T6">L</text:span>DUgUN GiBi GoRuN, YA DA GoRuNDuguN GiBi O<text:span text:style-name="T6">L</text:span>. (MEV<text:span text:style-name="T6">L</text:span>ANA)<text:bookmark-end text:name="__DdeLink__1707_1896407750"/><text:bookmark-end text:name="__DdeLink__417_600488481"/> </text:p>
      <text:p text:style-name="P1"/>
      <text:p text:style-name="P1"><text:bookmark-start text:name="__DdeLink__1709_1896407750"/><text:bookmark-start text:name="__DdeLink__419_600488481"/>MERHAMETTE GuNEs GiBi O<text:span text:style-name="T6">L</text:span>; CoMERT<text:span text:style-name="T6">L</text:span>iKTE AKAR<text:span text:style-name="T16">S</text:span>U GiBi O<text:span text:style-name="T6">L</text:span>; TEVAZUDA TOPRAK GiBi O<text:span text:style-name="T6">L</text:span>; AY<text:span text:style-name="T16">I</text:span>P<text:span text:style-name="T6">L</text:span>AR<text:span text:style-name="T16">I</text:span>, KU<text:span text:style-name="T16">S</text:span>UR<text:span text:style-name="T6">L</text:span>AR<text:span text:style-name="T16">I</text:span> oRTMEKTE GECE GiBi O<text:span text:style-name="T6">L</text:span>. (MEVLANA)<text:bookmark-end text:name="__DdeLink__1709_1896407750"/><text:bookmark-end text:name="__DdeLink__419_600488481"/> </text:p>
      <text:p text:style-name="P1"/>
      <text:p text:style-name="P1"><text:bookmark-start text:name="__DdeLink__1711_1896407750"/><text:bookmark-start text:name="__DdeLink__421_600488481"/>BiR KiM<text:span text:style-name="T17">S</text:span>EYi TAN<text:span text:style-name="T17">I</text:span>MAK i<text:span text:style-name="T17">S</text:span>TiYOR<text:span text:style-name="T17">S</text:span>AN, DusuP KA<text:span text:style-name="T6">L</text:span>KT<text:span text:style-name="T17">I</text:span>g<text:span text:style-name="T17">I</text:span> ARKADAs<text:span text:style-name="T6">L</text:span>AR<text:span text:style-name="T17">I</text:span>NA BAK. (MEVLANA)<text:bookmark-end text:name="__DdeLink__1711_1896407750"/> <text:bookmark-end text:name="__DdeLink__421_600488481"/></text:p>
      <text:p text:style-name="P1"><text:soft-page-break/></text:p>
      <text:p text:style-name="P1"><text:bookmark-start text:name="__DdeLink__1713_1896407750"/><text:bookmark-start text:name="__DdeLink__423_600488481"/>SEN YERDE O<text:span text:style-name="T6">L</text:span>AN<text:span text:style-name="T6">L</text:span>ARA MERHAMET ET Ki, GoKTE O<text:span text:style-name="T6">L</text:span>AN DA <text:span text:style-name="T17">S</text:span>ANA MERHAMET ET<text:span text:style-name="T17">S</text:span>iN. SENDEN AsAg<text:span text:style-name="T17">I</text:span> O<text:span text:style-name="T6">L</text:span>ANA AC<text:span text:style-name="T17">I</text:span> Ki, <text:span text:style-name="T17">S</text:span>ENDEN u<text:span text:style-name="T17">S</text:span>TuN O<text:span text:style-name="T6">L</text:span>AN DA <text:span text:style-name="T17">S</text:span>ANA AC<text:span text:style-name="T17">ISI</text:span>N. (MEVLANA)<text:bookmark-end text:name="__DdeLink__1713_1896407750"/><text:bookmark-end text:name="__DdeLink__423_600488481"/> </text:p>
      <text:p text:style-name="P1"/>
      <text:p text:style-name="P1"><text:bookmark-start text:name="__DdeLink__1715_1896407750"/><text:bookmark-start text:name="__DdeLink__425_600488481"/>Di<text:span text:style-name="T6">L</text:span>iNi TERBiYE ETMEDEN oNCE YuREgiNi TERBiYE ET. <text:span text:style-name="T17">c</text:span>uNKu <text:span text:style-name="T17">S</text:span>oZ YuREKTEN GE<text:span text:style-name="T6">L</text:span>iR, Di<text:span text:style-name="T6">L</text:span>DEN <text:span text:style-name="T17">cI</text:span>KAR. (MEVLANA)<text:bookmark-end text:name="__DdeLink__1715_1896407750"/><text:bookmark-end text:name="__DdeLink__425_600488481"/> </text:p>
      <text:p text:style-name="P1"/>
      <text:p text:style-name="P1"><text:bookmark-start text:name="__DdeLink__1717_1896407750"/><text:bookmark-start text:name="__DdeLink__427_600488481"/>YA<text:span text:style-name="T7">L</text:span>N<text:span text:style-name="T17">I</text:span>Z<text:span text:style-name="T7">LI</text:span>K, ADAM O<text:span text:style-name="T7">L</text:span>MAYAN<text:span text:style-name="T17">I</text:span>N VERECEgi <text:span text:style-name="T17">S</text:span>EVGiDEN, <text:span text:style-name="T17">S</text:span>AYG<text:span text:style-name="T17">I</text:span>DAN YEgDiR. (MEVLANA)<text:bookmark-end text:name="__DdeLink__1717_1896407750"/><text:bookmark-end text:name="__DdeLink__427_600488481"/> </text:p>
      <text:p text:style-name="P1"/>
      <text:p text:style-name="P1"><text:bookmark-start text:name="__DdeLink__1719_1896407750"/><text:bookmark-start text:name="__DdeLink__429_600488481"/>MUHABBET VE MERHAMET, iN<text:span text:style-name="T17">S</text:span>AN<text:span text:style-name="T7">LI</text:span>g<text:span text:style-name="T17">I</text:span>N; HiDDET VE sEHVET DE HAYVAN<text:span text:style-name="T7">L</text:span>AR<text:span text:style-name="T17">I</text:span>N <text:span text:style-name="T17">SI</text:span>FAT<text:span text:style-name="T7">L</text:span>AR<text:span text:style-name="T17">I</text:span>D<text:span text:style-name="T17">I</text:span>R. (MEVLANA)<text:bookmark-end text:name="__DdeLink__1719_1896407750"/><text:bookmark-end text:name="__DdeLink__429_600488481"/> </text:p>
      <text:p text:style-name="P1"/>
      <text:p text:style-name="P1"><text:bookmark-start text:name="__DdeLink__1721_1896407750"/><text:bookmark-start text:name="__DdeLink__431_600488481"/>KA<text:span text:style-name="T7">L</text:span>P DENiZ, Di<text:span text:style-name="T7">L</text:span> K<text:span text:style-name="T18">I</text:span>Y<text:span text:style-name="T18">I</text:span>D<text:span text:style-name="T18">I</text:span>R. DENiZDE NE VAR<text:span text:style-name="T18">S</text:span>A K<text:span text:style-name="T18">I</text:span>Y<text:span text:style-name="T18">I</text:span>YA O VURUR. (MEVLANA)<text:bookmark-end text:name="__DdeLink__1721_1896407750"/> <text:bookmark-end text:name="__DdeLink__431_600488481"/></text:p>
      <text:p text:style-name="P1"/>
      <text:p text:style-name="P1"><text:bookmark-start text:name="__DdeLink__1723_1896407750"/><text:bookmark-start text:name="__DdeLink__433_600488481"/>HAK KU<text:span text:style-name="T7">L</text:span>DAN iNTiKAM<text:span text:style-name="T18">I</text:span> KU<text:span text:style-name="T7">L</text:span> i<text:span text:style-name="T7">L</text:span>E A<text:span text:style-name="T7">LI</text:span>R, DiNi iRFAN Bi<text:span text:style-name="T7">L</text:span>MEYEN BUNU KU<text:span text:style-name="T7">L</text:span> ETTi <text:span text:style-name="T18">S</text:span>AN<text:span text:style-name="T18">I</text:span>R. (MEVLANA)<text:bookmark-end text:name="__DdeLink__1723_1896407750"/><text:bookmark-end text:name="__DdeLink__433_600488481"/> </text:p>
      <text:p text:style-name="P1"/>
      <text:p text:style-name="P1"><text:bookmark-start text:name="__DdeLink__1725_1896407750"/><text:bookmark-start text:name="__DdeLink__435_600488481"/>AK<text:span text:style-name="T18">ILLI</text:span> iN<text:span text:style-name="T18">S</text:span>AN DusuNDugu HER sEYi <text:span text:style-name="T18">S</text:span>oY<text:span text:style-name="T7">L</text:span>EMEZ, FAKAT <text:span text:style-name="T18">S</text:span>oY<text:span text:style-name="T7">L</text:span>EDigi HER sEYi DusuNuR. (MEVLANA)<text:bookmark-end text:name="__DdeLink__1725_1896407750"/><text:bookmark-end text:name="__DdeLink__435_600488481"/> </text:p>
      <text:p text:style-name="P1"/>
      <text:p text:style-name="P1"><text:bookmark-start text:name="__DdeLink__1727_1896407750"/><text:bookmark-start text:name="__DdeLink__437_600488481"/>CEBi ZENGiN FAKAT RUHU FAKiR O<text:span text:style-name="T7">L</text:span>AN iN<text:span text:style-name="T18">S</text:span>AN<text:span text:style-name="T18">I</text:span>N HA<text:span text:style-name="T7">L</text:span>i <text:span text:style-name="T18">c</text:span>OK REZi<text:span text:style-name="T7">L</text:span>! <text:span text:style-name="T18">c</text:span>uNKu O, HER sEYiN FiYAT<text:span text:style-name="T18">I</text:span>N<text:span text:style-name="T18">I</text:span> Bi<text:span text:style-name="T7">L</text:span>iR, DEgERiNi DEgi<text:span text:style-name="T7">L</text:span>. (MEVLANA)<text:bookmark-end text:name="__DdeLink__1727_1896407750"/><text:bookmark-end text:name="__DdeLink__437_600488481"/> </text:p>
      <text:p text:style-name="P1"/>
      <text:p text:style-name="P1"><text:bookmark-start text:name="__DdeLink__1729_1896407750"/><text:bookmark-start text:name="__DdeLink__439_600488481"/>BiR GoNu<text:span text:style-name="T8">L</text:span> YAPMAK GE<text:span text:style-name="T8">L</text:span>MiYOR<text:span text:style-name="T18">S</text:span>A E<text:span text:style-name="T8">L</text:span>iNDEN, BARi BiR GoNu<text:span text:style-name="T8">L</text:span> Y<text:span text:style-name="T18">I</text:span>K<text:span text:style-name="T18">IL</text:span>MA<text:span text:style-name="T18">SI</text:span>N Di<text:span text:style-name="T8">L</text:span>iNDEN. (MEVLANA)<text:bookmark-end text:name="__DdeLink__1729_1896407750"/><text:bookmark-end text:name="__DdeLink__439_600488481"/> </text:p>
      <text:p text:style-name="P1"/>
      <text:p text:style-name="P1"><text:bookmark-start text:name="__DdeLink__1731_1896407750"/><text:bookmark-start text:name="__DdeLink__441_600488481"/>SEVGiDE FEDAKAR<text:span text:style-name="T9">LI</text:span>K YO<text:span text:style-name="T9">L</text:span>UNU BU<text:span text:style-name="T9">L</text:span>AMAYAN<text:span text:style-name="T9">L</text:span>AR<text:span text:style-name="T19">I</text:span> A<text:span text:style-name="T19">SL</text:span>A GoNu<text:span text:style-name="T9">L</text:span> KAP<text:span text:style-name="T19">I</text:span>N<text:span text:style-name="T19">I</text:span>ZDAN i<text:span text:style-name="T19">c</text:span>ERi <text:span text:style-name="T19">S</text:span>OKMAY<text:span text:style-name="T19">I</text:span>N! (MEVLANA)<text:bookmark-end text:name="__DdeLink__1731_1896407750"/><text:bookmark-end text:name="__DdeLink__441_600488481"/> </text:p>
      <text:p text:style-name="P1"/>
      <text:p text:style-name="P1"><text:bookmark-start text:name="__DdeLink__1733_1896407750"/><text:bookmark-start text:name="__DdeLink__443_600488481"/>Bi<text:span text:style-name="T9">L</text:span>MEK BAsKA, <text:span text:style-name="T9">B</text:span>U<text:span text:style-name="T9">L</text:span>MAK BAsKA, <text:span text:style-name="T9">OL</text:span>MAK DAHA B<text:span text:style-name="T20">A</text:span>sKA... (MEVLANA)<text:bookmark-end text:name="__DdeLink__1733_1896407750"/><text:bookmark-end text:name="__DdeLink__443_600488481"/> </text:p>
      <text:p text:style-name="P1"/>
      <text:p text:style-name="P1"><text:bookmark-start text:name="__DdeLink__1735_1896407750"/><text:bookmark-start text:name="__DdeLink__445_600488481"/><text:span text:style-name="T19">i</text:span>N<text:span text:style-name="T19">S</text:span>AN<text:span text:style-name="T9">L</text:span>AR<text:span text:style-name="T19">I</text:span>N EN HAY<text:span text:style-name="T19">I</text:span>R<text:span text:style-name="T9">LISI</text:span>, iN<text:span text:style-name="T19">S</text:span>AN<text:span text:style-name="T9">L</text:span>ARA YARAR<text:span text:style-name="T19">I</text:span> O<text:span text:style-name="T9">L</text:span>AN<text:span text:style-name="T19">I</text:span>D<text:span text:style-name="T19">I</text:span>R. SoZuN EN HAY<text:span text:style-name="T19">I</text:span>R<text:span text:style-name="T9">LISI</text:span>, AZ VE AN<text:span text:style-name="T9">L</text:span>As<text:span text:style-name="T19">ILI</text:span>R O<text:span text:style-name="T9">L</text:span>AN<text:span text:style-name="T19">I</text:span>D<text:span text:style-name="T19">I</text:span>R. (MEVLANA)<text:bookmark-end text:name="__DdeLink__1735_1896407750"/><text:bookmark-end text:name="__DdeLink__445_600488481"/></text:p>
      <text:p text:style-name="P1"/>
      <text:p text:style-name="P1"><text:bookmark-start text:name="__DdeLink__1737_1896407750"/><text:bookmark-start text:name="__DdeLink__447_600488481"/>MuCEVHER<text:span text:style-name="T9">L</text:span>ER VAKiT<text:span text:style-name="T9">L</text:span>E A<text:span text:style-name="T9">LI</text:span>NABi<text:span text:style-name="T9">L</text:span>iR AMA VAKiT<text:span text:style-name="T9">L</text:span>ER MuCEVHER<text:span text:style-name="T9">L</text:span>E A<text:span text:style-name="T9">LI</text:span>NAMAZ. (MEVLANA)<text:bookmark-end text:name="__DdeLink__1737_1896407750"/><text:bookmark-end text:name="__DdeLink__447_600488481"/></text:p>
      <text:p text:style-name="P1"/>
      <text:p text:style-name="P1"><text:bookmark-start text:name="__DdeLink__1739_1896407750"/><text:bookmark-start text:name="__DdeLink__449_600488481"/>BiN <text:span text:style-name="T19">S</text:span>ENE DE OKU<text:span text:style-name="T19">S</text:span>AM, <text:span text:style-name="T9">N</text:span>E Bi<text:span text:style-name="T9">L</text:span>iYOR<text:span text:style-name="T19">S</text:span>UN DiYE <text:span text:style-name="T19">S</text:span>OR<text:span text:style-name="T19">S</text:span>A<text:span text:style-name="T9">L</text:span>AR BANA, HADDiMi Bi<text:span text:style-name="T9">L</text:span>iRiM DERiM. (MEVLANA)<text:bookmark-end text:name="__DdeLink__1739_1896407750"/><text:bookmark-end text:name="__DdeLink__449_600488481"/> </text:p>
      <text:p text:style-name="P1"/>
      <text:p text:style-name="P1"/>
      <text:p text:style-name="P1"/>
      <text:p text:style-name="P1"/>
      <text:p text:style-name="P1"><text:bookmark-start text:name="__DdeLink__1741_1896407750"/><text:bookmark-start text:name="__DdeLink__451_600488481"/>GoZ iKi, KU<text:span text:style-name="T10">L</text:span>AK iKi, AgZ<text:span text:style-name="T21">I</text:span>M<text:span text:style-name="T21">I</text:span>Z i<text:span text:style-name="T21">S</text:span>E TEKTiR. <text:span text:style-name="T21">c</text:span>OK GoRuP, <text:span text:style-name="T21">c</text:span>OK DiN<text:span text:style-name="T10">L</text:span>EYiP, <text:span text:style-name="T10">A</text:span>Z KONUsMAK GEREKiR. (MEVLANA)<text:bookmark-end text:name="__DdeLink__1741_1896407750"/><text:bookmark-end text:name="__DdeLink__451_600488481"/></text:p>
      <text:p text:style-name="P1"/>
      <text:p text:style-name="P4"><text:bookmark-start text:name="__DdeLink__1743_1896407750"/><text:bookmark-start text:name="__DdeLink__453_600488481"/>KESER G<text:span text:style-name="T10">i</text:span>B<text:span text:style-name="T10">i</text:span> O<text:span text:style-name="T21">L</text:span>MA; HEP BANA, HEP BANA... RENDE G<text:span text:style-name="T10">i</text:span>B<text:span text:style-name="T10">i</text:span> O<text:span text:style-name="T21">L</text:span>MA; HEP SANA, HEP SANA... TESTERE G<text:span text:style-name="T10">i</text:span>B<text:span text:style-name="T10">i</text:span> O<text:span text:style-name="T21">L</text:span>; HEM SANA, HEM BANA... (MEVLANA)<text:bookmark-end text:name="__DdeLink__1743_1896407750"/><text:bookmark-end text:name="__DdeLink__453_600488481"/> </text:p>
      <text:p text:style-name="P1"/>
      <text:p text:style-name="P1"><text:bookmark-start text:name="__DdeLink__1745_1896407750"/><text:bookmark-start text:name="__DdeLink__455_600488481"/>H<text:span text:style-name="T21">I</text:span>R<text:span text:style-name="T21">SI</text:span>Z<text:span text:style-name="T10">LI</text:span>g<text:span text:style-name="T21">I</text:span>N <text:span text:style-name="T21">c</text:span>iRKiN<text:span text:style-name="T10">L</text:span>igi, <text:span text:style-name="T21">c</text:span>A<text:span text:style-name="T10">LI</text:span>NAN sEYE GoRE DEgisMEZ Ki; HA BiR A<text:span text:style-name="T10">L</text:span>T<text:span text:style-name="T21">I</text:span>N <text:span text:style-name="T21">c</text:span>A<text:span text:style-name="T10">L</text:span>M<text:span text:style-name="T21">IsSI</text:span>N HA BiR igNE...(MEVLANA)<text:bookmark-end text:name="__DdeLink__1745_1896407750"/><text:bookmark-end text:name="__DdeLink__455_600488481"/> </text:p>
      <text:p text:style-name="P1"/>
      <text:p text:style-name="P1"><text:bookmark-start text:name="__DdeLink__1747_1896407750"/><text:bookmark-start text:name="__DdeLink__457_600488481"/>DuNYA GoZu i<text:span text:style-name="T10">L</text:span>E BAKAN, YuZu; GoNu<text:span text:style-name="T10">L</text:span> GoZu i<text:span text:style-name="T10">L</text:span>E BAKAN, oZu GoRuR. (MEVLANA)<text:bookmark-end text:name="__DdeLink__1747_1896407750"/><text:bookmark-end text:name="__DdeLink__457_600488481"/> </text:p>
      <text:p text:style-name="P1"/>
      <text:p text:style-name="P1"><text:bookmark-start text:name="__DdeLink__1750_1896407750"/><text:span text:style-name="T22">i</text:span><text:bookmark-start text:name="__DdeLink__459_600488481"/>Ki KisiNiN Bi<text:span text:style-name="T10">L</text:span>Digi <text:span text:style-name="T21">SI</text:span>R DEgi<text:span text:style-name="T10">L</text:span>DiR. (MEVLANA)<text:bookmark-end text:name="__DdeLink__1750_1896407750"/><text:bookmark-end text:name="__DdeLink__459_600488481"/> </text:p>
      <text:p text:style-name="P1"/>
      <text:p text:style-name="P1"><text:bookmark-start text:name="__DdeLink__1752_1896407750"/>M<text:span text:style-name="T23">i</text:span>NAREDEN DusEN<text:span text:style-name="T23">i</text:span>N PAR<text:span text:style-name="T23">c</text:span>ASI BU<text:span text:style-name="T10">L</text:span>UNUR DA GoNu<text:span text:style-name="T10">L</text:span>DEN DusEN<text:span text:style-name="T23">i</text:span>N PAR<text:span text:style-name="T23">c</text:span>ASI BU<text:span text:style-name="T10">L</text:span>UNMAZ! (MEVLANA)<text:bookmark-end text:name="__DdeLink__1752_1896407750"/> </text:p>
      <text:p text:style-name="P1"/>
      <text:p text:style-name="P1"><text:bookmark-start text:name="__DdeLink__1754_1896407750"/>KU<text:span text:style-name="T23">S</text:span>UR BU<text:span text:style-name="T10">L</text:span>MAK i<text:span text:style-name="T23">c</text:span>iN BAKMA BiRiNE. BU<text:span text:style-name="T10">L</text:span>MAK i<text:span text:style-name="T23">c</text:span>iN BAKAR<text:span text:style-name="T23">S</text:span>AN BU<text:span text:style-name="T10">L</text:span>UR<text:span text:style-name="T23">S</text:span>UN. KU<text:span text:style-name="T23">S</text:span>URU oRTMEYi MARiFET EDiN! İsTE O ZAMAN KU<text:span text:style-name="T23">S</text:span>UR<text:span text:style-name="T23">S</text:span>UZ O<text:span text:style-name="T10">L</text:span>UR<text:span text:style-name="T23">S</text:span>UN. (MEVLANA)<text:bookmark-end text:name="__DdeLink__1754_1896407750"/> </text:p>
      <text:p text:style-name="P1"/>
      <text:p text:style-name="P1"><text:bookmark-start text:name="__DdeLink__1756_1896407750"/>HERKE<text:span text:style-name="T23">S</text:span> D<text:span text:style-name="T23">I</text:span>s<text:span text:style-name="T23">I</text:span>N<text:span text:style-name="T23">I</text:span> <text:span text:style-name="T23">S</text:span>u<text:span text:style-name="T23">SL</text:span>ERKEN, <text:span text:style-name="T23">S</text:span>EN i<text:span text:style-name="T23">c</text:span>iNi, KA<text:span text:style-name="T10">L</text:span>BiNi <text:span text:style-name="T23">S</text:span>u<text:span text:style-name="T23">SL</text:span>E. HERKE<text:span text:style-name="T23">S</text:span> BAsKA<text:span text:style-name="T23">SI</text:span>N<text:span text:style-name="T23">I</text:span>N AYB<text:span text:style-name="T23">I</text:span>N<text:span text:style-name="T23">I</text:span> ARAsT<text:span text:style-name="T23">I</text:span>R<text:span text:style-name="T23">I</text:span>RKEN, <text:span text:style-name="T23">S</text:span>EN KENDi AY<text:span text:style-name="T23">I</text:span>P<text:span text:style-name="T10">L</text:span>AR<text:span text:style-name="T23">I</text:span>N<text:span text:style-name="T10">L</text:span>A MEsGU<text:span text:style-name="T10">L</text:span> O<text:span text:style-name="T10">L</text:span>! (MEVLANA)<text:bookmark-end text:name="__DdeLink__1756_1896407750"/> </text:p>
      <text:p text:style-name="P1"/>
      <text:p text:style-name="P1"><text:bookmark-start text:name="__DdeLink__1758_1896407750"/><text:soft-page-break/>Kisi Gu<text:span text:style-name="T10">L</text:span>usuY<text:span text:style-name="T10">L</text:span>E TERBiYE<text:span text:style-name="T23">S</text:span>iNi, Gu<text:span text:style-name="T10">L</text:span>Dugu sEY i<text:span text:style-name="T10">L</text:span>E <text:span text:style-name="T23">S</text:span>EViYE<text:span text:style-name="T23">S</text:span>iNi Go<text:span text:style-name="T23">S</text:span>TERiR. (MEVLANA)<text:bookmark-end text:name="__DdeLink__1758_1896407750"/> </text:p>
      <text:p text:style-name="P1"/>
      <text:p text:style-name="P1"><text:bookmark-start text:name="__DdeLink__1760_1896407750"/>NE iN<text:span text:style-name="T23">S</text:span>AN<text:span text:style-name="T10">L</text:span>AR GoRDuM uZER<text:span text:style-name="T10">L</text:span>ERiNDE E<text:span text:style-name="T10">L</text:span>Bi<text:span text:style-name="T23">S</text:span>E YOK... <text:span text:style-name="T10">N</text:span>E E<text:span text:style-name="T10">L</text:span>Bi<text:span text:style-name="T23">S</text:span>E<text:span text:style-name="T10">L</text:span>ER GoRDuM i<text:span text:style-name="T23">cL</text:span>ERiNDE iN<text:span text:style-name="T23">S</text:span>AN YOK... (MEVLANA)<text:bookmark-end text:name="__DdeLink__1760_1896407750"/> </text:p>
      <text:p text:style-name="P1"/>
      <text:p text:style-name="P1"><text:bookmark-start text:name="__DdeLink__1762_1896407750"/>İN<text:span text:style-name="T23">S</text:span>AN<text:span text:style-name="T10">L</text:span>A HAYVAN ARA<text:span text:style-name="T23">SI</text:span>NDAKi FARK, EDEPTiR. (MEVLANA)<text:bookmark-end text:name="__DdeLink__1762_1896407750"/> </text:p>
      <text:p text:style-name="P1"/>
      <text:p text:style-name="P1"><text:bookmark-start text:name="__DdeLink__1764_1896407750"/>DERDi DuNYA O<text:span text:style-name="T10">L</text:span>AN<text:span text:style-name="T23">I</text:span>N, DuNYA KADAR DERDi VARD<text:span text:style-name="T23">I</text:span>R. (YUNU<text:span text:style-name="T23">S</text:span> EMRE)<text:bookmark-end text:name="__DdeLink__1764_1896407750"/> </text:p>
      <text:p text:style-name="P1"/>
      <text:p text:style-name="P1"><text:bookmark-start text:name="__DdeLink__1766_1896407750"/>Hi<text:span text:style-name="T23">c</text:span> HATA YAPMAYAN iN<text:span text:style-name="T23">S</text:span>AN, Hi<text:span text:style-name="T23">c</text:span>BiR sEY YAPMAYAN iN<text:span text:style-name="T23">S</text:span>AND<text:span text:style-name="T23">I</text:span>R VE HAYATTA EN BuYuK HATA, KENDiNi HATA<text:span text:style-name="T23">SI</text:span>Z <text:span text:style-name="T23">S</text:span>ANMAKT<text:span text:style-name="T23">I</text:span>R. (YUNU<text:span text:style-name="T23">S</text:span> EMRE)<text:bookmark-end text:name="__DdeLink__1766_1896407750"/> </text:p>
      <text:p text:style-name="P1"/>
      <text:p text:style-name="P1"><text:bookmark-start text:name="__DdeLink__1768_1896407750"/>YA <text:span text:style-name="T23">S</text:span>U<text:span text:style-name="T23">S</text:span>, YA DA <text:span text:style-name="T23">S</text:span>U<text:span text:style-name="T23">S</text:span>MAKTAN DAHA DEgERLi sEYLER <text:span text:style-name="T23">S</text:span>oYLE. <text:span text:style-name="T10">(</text:span>PHTAGORE<text:span text:style-name="T10">)</text:span><text:bookmark-end text:name="__DdeLink__1768_1896407750"/></text:p>
      <text:p text:style-name="P1"/>
      <text:p text:style-name="P1"><text:bookmark-start text:name="__DdeLink__1770_1896407750"/>BiLGi <text:span text:style-name="T23">S</text:span>AHiBi OLMADAN FiKiR <text:span text:style-name="T23">S</text:span>AHiBi OLUNMAZ. <text:span text:style-name="T10">(</text:span>U<text:span text:style-name="T10">gUR</text:span> MUMCU<text:span text:style-name="T10">)</text:span><text:bookmark-end text:name="__DdeLink__1770_1896407750"/> </text:p>
      <text:p text:style-name="P1"/>
      <text:p text:style-name="P1"><text:bookmark-start text:name="__DdeLink__1772_1896407750"/>SoYLE VE RUHUNU KURTAR. <text:span text:style-name="T10">(</text:span>N<text:span text:style-name="T23">I</text:span>ETZ<text:span text:style-name="T23">S</text:span>CHE<text:span text:style-name="T10">)</text:span><text:bookmark-end text:name="__DdeLink__1772_1896407750"/> </text:p>
      <text:p text:style-name="P1"/>
      <text:p text:style-name="P1"><text:bookmark-start text:name="__DdeLink__1774_1896407750"/>S<text:span text:style-name="T23">I</text:span>RR<text:span text:style-name="T23">I</text:span>N<text:span text:style-name="T23">I</text:span> <text:span text:style-name="T23">S</text:span>AKLAR<text:span text:style-name="T23">S</text:span>AN O <text:span text:style-name="T23">S</text:span>ANA E<text:span text:style-name="T23">S</text:span>iR OLUR, YAYAR<text:span text:style-name="T23">S</text:span>AN <text:span text:style-name="T23">S</text:span>EN ONA E<text:span text:style-name="T23">S</text:span>iR OLUR<text:span text:style-name="T23">S</text:span>UN. <text:span text:style-name="T10">(iBN-i</text:span> SiNA<text:span text:style-name="T10">)</text:span><text:bookmark-end text:name="__DdeLink__1774_1896407750"/></text:p>
      <text:p text:style-name="P1"/>
      <text:p text:style-name="P1"><text:bookmark-start text:name="__DdeLink__1776_1896407750"/><text:span text:style-name="T23">c</text:span>oZuMDE GoREV ALMAYANLAR PROBLEMiN BiR PAR<text:span text:style-name="T23">c</text:span>A<text:span text:style-name="T23">SI</text:span> OLURLAR. <text:span text:style-name="T10">(</text:span>GOETHE<text:span text:style-name="T10">)</text:span><text:bookmark-end text:name="__DdeLink__1776_1896407750"/></text:p>
      <text:p text:style-name="P1"/>
      <text:p text:style-name="P1"><text:bookmark-start text:name="__DdeLink__1778_1896407750"/>DuNYAN<text:span text:style-name="T23">I</text:span>N EN YOK<text:span text:style-name="T23">S</text:span>UL iN<text:span text:style-name="T23">S</text:span>AN<text:span text:style-name="T23">I</text:span>, PARADAN BAsKA Hi<text:span text:style-name="T23">c</text:span>BiR sEYi OLMAYAND<text:span text:style-name="T23">I</text:span>R. <text:span text:style-name="T10">(</text:span>SHOPENHAUER<text:span text:style-name="T10">)</text:span><text:bookmark-end text:name="__DdeLink__1778_1896407750"/></text:p>
      <text:p text:style-name="P1"/>
      <text:p text:style-name="P1"><text:bookmark-start text:name="__DdeLink__1780_1896407750"/>YALN<text:span text:style-name="T23">I</text:span>Z YAPT<text:span text:style-name="T23">I</text:span>KLAR<text:span text:style-name="T23">I</text:span>M<text:span text:style-name="T23">I</text:span>ZDAN DEgiL, YAPMAD<text:span text:style-name="T23">I</text:span>KLAR<text:span text:style-name="T23">I</text:span>M<text:span text:style-name="T23">I</text:span>ZDAN DA <text:span text:style-name="T23">S</text:span>ORUMLUYUZ. <text:span text:style-name="T10">(</text:span>MOL<text:span text:style-name="T23">I</text:span>ERE<text:span text:style-name="T10">)</text:span><text:bookmark-end text:name="__DdeLink__1780_1896407750"/></text:p>
      <text:p text:style-name="P1"/>
      <text:p text:style-name="P1"><text:bookmark-start text:name="__DdeLink__1782_1896407750"/>KARANL<text:span text:style-name="T23">I</text:span>gA <text:span text:style-name="T23">S</text:span>oVECEgiNE KALK BiR MUM YAK. <text:span text:style-name="T10">(</text:span>KONF<text:span text:style-name="T23">ic</text:span>Y<text:span text:style-name="T23">US)</text:span><text:bookmark-end text:name="__DdeLink__1782_1896407750"/></text:p>
      <text:p text:style-name="P1"/>
      <text:p text:style-name="P4"><text:bookmark-start text:name="__DdeLink__1784_1896407750"/>NE i<text:span text:style-name="T23">c</text:span>iN BURADA OLDUgUMUZU BiLMiYORUM AMA KEYiF <text:span text:style-name="T23">c</text:span>ATMAK i<text:span text:style-name="T23">c</text:span>iN BURADA OLMAD<text:span text:style-name="T23">I</text:span>g<text:span text:style-name="T23">I</text:span>M<text:span text:style-name="T23">I</text:span>ZDAN EMiNiM. <text:span text:style-name="T10">(</text:span>L. W<text:span text:style-name="T23">I</text:span>TTGEN<text:span text:style-name="T23">S</text:span>TE<text:span text:style-name="T23">I</text:span>N<text:span text:style-name="T10">)</text:span><text:bookmark-end text:name="__DdeLink__1784_1896407750"/></text:p>
      <text:p text:style-name="P4"/>
      <text:p text:style-name="P1"><text:bookmark-start text:name="__DdeLink__1786_1896407750"/><text:span text:style-name="T23">i</text:span>Yi OLMAK KOLAYD<text:span text:style-name="T23">I</text:span>R. ZOR OLAN ADiL OLMAKT<text:span text:style-name="T23">I</text:span>R. <text:span text:style-name="T10">(</text:span>V<text:span text:style-name="T23">ICTOR</text:span> HUGO<text:span text:style-name="T10">)</text:span><text:bookmark-end text:name="__DdeLink__1786_1896407750"/> </text:p>
      <text:p text:style-name="P1"><text:tab/> </text:p>
      <text:p text:style-name="P1"><text:bookmark-start text:name="__DdeLink__1788_1896407750"/>BAsKALAR<text:span text:style-name="T23">I</text:span>N<text:span text:style-name="T23">I</text:span>N HAYAT<text:span text:style-name="T23">I</text:span>NDAN DER<text:span text:style-name="T23">S</text:span> AL<text:span text:style-name="T23">I</text:span>N. <text:span text:style-name="T23">i</text:span>N<text:span text:style-name="T23">S</text:span>AN BuTuN HATALAR<text:span text:style-name="T23">I</text:span> KENDi YAPACAK KADAR UZUN YA<text:span text:style-name="T23">s</text:span>AM<text:span text:style-name="T23">I</text:span>YOR. <text:span text:style-name="T10">(</text:span>E. ROO<text:span text:style-name="T23">S</text:span>EVELT<text:span text:style-name="T10">)</text:span><text:bookmark-end text:name="__DdeLink__1788_1896407750"/></text:p>
      <text:p text:style-name="P1"/>
      <text:p text:style-name="P5"><text:bookmark-start text:name="__DdeLink__1790_1896407750"/>SEVECEgiN BiR is <text:span text:style-name="T24">S</text:span>E<text:span text:style-name="T24">c</text:span>ER<text:span text:style-name="T24">S</text:span>EN YAsAM<text:span text:style-name="T24">I</text:span>NDA BiR GuN BiLE <text:span text:style-name="T24">c</text:span>AL<text:span text:style-name="T24">I</text:span>sM<text:span text:style-name="T24">I</text:span>s OLMAZ<text:span text:style-name="T24">SI</text:span>N. <text:span text:style-name="T10">(</text:span>KONF<text:span text:style-name="T23">ic</text:span>Y<text:span text:style-name="T23">US)</text:span><text:bookmark-end text:name="__DdeLink__1790_1896407750"/></text:p>
      <text:p text:style-name="P1"/>
      <text:p text:style-name="P1"><text:bookmark-start text:name="__DdeLink__1792_1896407750"/>Hi<text:span text:style-name="T24">c</text:span>BiR sEYE iHTiYAC<text:span text:style-name="T24">I</text:span>M<text:span text:style-name="T24">I</text:span>Z YOK, YA<text:span text:style-name="T10">L</text:span>N<text:span text:style-name="T24">I</text:span>Z BiR sEYE iHTiYAC<text:span text:style-name="T24">I</text:span>M<text:span text:style-name="T24">I</text:span>Z VARD<text:span text:style-name="T24">I</text:span>R: <text:span text:style-name="T24">c</text:span>A<text:span text:style-name="T10">LI</text:span>sKAN O<text:span text:style-name="T10">L</text:span>MAK! (M. KEMAL ATAT<text:span text:style-name="T10">u</text:span>RK)<text:bookmark-end text:name="__DdeLink__1792_1896407750"/> </text:p>
      <text:p text:style-name="P1"/>
      <text:p text:style-name="P1"><text:bookmark-start text:name="__DdeLink__1794_1896407750"/>OKU<text:span text:style-name="T10">L</text:span>, GEN<text:span text:style-name="T24">c</text:span> BEYiN<text:span text:style-name="T10">L</text:span>ERE iN<text:span text:style-name="T24">S</text:span>AN<text:span text:style-name="T10">LI</text:span>gA <text:span text:style-name="T24">S</text:span>AYG<text:span text:style-name="T24">I</text:span>Y<text:span text:style-name="T24">I</text:span>, Mi<text:span text:style-name="T10">LL</text:span>ET VE u<text:span text:style-name="T10">L</text:span>KEYE <text:span text:style-name="T24">S</text:span>EVGiYi, BAg<text:span text:style-name="T24">I</text:span>M<text:span text:style-name="T24">SI</text:span>Z<text:span text:style-name="T10">LI</text:span>K ONURUNU ogRETiR. (M. KEMAL ATAT<text:span text:style-name="T10">u</text:span>RK)<text:bookmark-end text:name="__DdeLink__1794_1896407750"/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kan </meta:initial-creator>
    <meta:creation-date>2014-05-08T20:16:15.311842028</meta:creation-date>
    <dc:date>2014-05-09T15:21:53.500538731</dc:date>
    <dc:creator>hakan </dc:creator>
    <meta:editing-duration>PT4H43M39S</meta:editing-duration>
    <meta:editing-cycles>32</meta:editing-cycles>
    <meta:generator>LibreOffice/4.2.3.3$Linux_x86 LibreOffice_project/420m0$Build-3</meta:generator>
    <meta:document-statistic meta:table-count="0" meta:image-count="0" meta:object-count="0" meta:page-count="3" meta:paragraph-count="68" meta:word-count="808" meta:character-count="5751" meta:non-whitespace-character-count="4953"/>
  </office:meta>
</office:document-meta>
</file>